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8e44a" officeooo:paragraph-rsid="0008e44a"/>
    </style:style>
    <style:style style:name="P2" style:family="paragraph" style:parent-style-name="Header">
      <style:paragraph-properties fo:text-align="end" style:justify-single-word="false"/>
      <style:text-properties officeooo:rsid="0008e44a" officeooo:paragraph-rsid="0008e44a"/>
    </style:style>
    <style:style style:name="P3" style:family="paragraph" style:parent-style-name="Standard">
      <style:paragraph-properties fo:text-align="start" style:justify-single-word="false"/>
      <style:text-properties fo:font-size="16pt" officeooo:rsid="00048dc6" officeooo:paragraph-rsid="00048dc6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48dc6" officeooo:paragraph-rsid="00048dc6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048dc6" officeooo:paragraph-rsid="00048dc6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DBMS LAB – 1</text:p>
      <text:p text:style-name="P5"/>
      <text:p text:style-name="P5"/>
      <text:p text:style-name="P3">1.)Done</text:p>
      <text:p text:style-name="P3"/>
      <text:p text:style-name="P3">2.)use db;</text:p>
      <text:p text:style-name="P3">i.)CREATE TABLE EMP( EMPNO INT, ENAME VARCHAR(20) NOT NULL, JOB VARCHAR(10) NOT NULL, DEPTNO INT, SAL INT );</text:p>
      <text:p text:style-name="P3">DESC EMP;</text:p>
      <text:p text:style-name="P3">+--------+-------------+------+-----+---------+-------+</text:p>
      <text:p text:style-name="P3">| Field <text:s/>| Type <text:s text:c="7"/>| Null | Key | Default | Extra |</text:p>
      <text:p text:style-name="P3">+--------+-------------+------+-----+---------+-------+</text:p>
      <text:p text:style-name="P3">| EMPNO <text:s/>| int <text:s text:c="8"/>| YES <text:s/>| <text:s text:c="4"/>| NULL <text:s text:c="3"/>| <text:s text:c="6"/>|</text:p>
      <text:p text:style-name="P3">| ENAME <text:s/>| varchar(20) | NO <text:s text:c="2"/>| <text:s text:c="4"/>| NULL <text:s text:c="3"/>| <text:s text:c="6"/>|</text:p>
      <text:p text:style-name="P3">| JOB <text:s text:c="3"/>| varchar(10) | YES <text:s/>| <text:s text:c="4"/>| NULL <text:s text:c="3"/>| <text:s text:c="6"/>|</text:p>
      <text:p text:style-name="P3">| DEPTNO | int <text:s text:c="8"/>| YES <text:s/>| <text:s text:c="4"/>| NULL <text:s text:c="3"/>| <text:s text:c="6"/>|</text:p>
      <text:p text:style-name="P3">| SAL <text:s text:c="3"/>| int <text:s text:c="8"/>| YES <text:s/>| <text:s text:c="4"/>| NULL <text:s text:c="3"/>| <text:s text:c="6"/>|</text:p>
      <text:p text:style-name="P3">+--------+-------------+------+-----+---------+-------+</text:p>
      <text:p text:style-name="P3"/>
      <text:p text:style-name="P3">ii.)ALTER TABLE EMP ADD experience INT;</text:p>
      <text:p text:style-name="P3">DESC EMP;</text:p>
      <text:p text:style-name="P3">+------------+-------------+------+-----+---------+-------+</text:p>
      <text:p text:style-name="P3">| Field <text:s text:c="5"/>| Type <text:s text:c="7"/>| Null | Key | Default | Extra |</text:p>
      <text:p text:style-name="P3">+------------+-------------+------+-----+---------+-------+</text:p>
      <text:p text:style-name="P3">| EMPNO <text:s text:c="5"/>| int <text:s text:c="8"/>| YES <text:s/>| <text:s text:c="4"/>| NULL <text:s text:c="3"/>| <text:s text:c="6"/>|</text:p>
      <text:p text:style-name="P3">| ENAME <text:s text:c="5"/>| varchar(20) | NO <text:s text:c="2"/>| <text:s text:c="4"/>| NULL <text:s text:c="3"/>| <text:s text:c="6"/>|</text:p>
      <text:p text:style-name="P3">| JOB <text:s text:c="7"/>| varchar(10) | NO <text:s text:c="2"/>| <text:s text:c="4"/>| NULL <text:s text:c="3"/>| <text:s text:c="6"/>|</text:p>
      <text:p text:style-name="P3">| DEPTNO <text:s text:c="4"/>| int <text:s text:c="8"/>| YES <text:s/>| <text:s text:c="4"/>| NULL <text:s text:c="3"/>| <text:s text:c="6"/>|</text:p>
      <text:p text:style-name="P3">| SAL <text:s text:c="7"/>| int <text:s text:c="8"/>| YES <text:s/>| <text:s text:c="4"/>| NULL <text:s text:c="3"/>| <text:s text:c="6"/>|</text:p>
      <text:p text:style-name="P3">| experience | int <text:s text:c="8"/>| YES <text:s/>| <text:s text:c="4"/>| NULL <text:s text:c="3"/>| <text:s text:c="6"/>|</text:p>
      <text:p text:style-name="P3">+------------+-------------+------+-----+---------+-------+</text:p>
      <text:p text:style-name="P3"/>
      <text:p text:style-name="P3"/>
      <text:p text:style-name="P3"><text:soft-page-break/></text:p>
      <text:p text:style-name="P3">iii.)ALTER TABLE EMP MODIFY JOB VARCHAR(15);</text:p>
      <text:p text:style-name="P3">DESC EMP;</text:p>
      <text:p text:style-name="P3">+--------+-------------+------+-----+---------+-------+</text:p>
      <text:p text:style-name="P3">| Field <text:s/>| Type <text:s text:c="7"/>| Null | Key | Default | Extra |</text:p>
      <text:p text:style-name="P3">+--------+-------------+------+-----+---------+-------+</text:p>
      <text:p text:style-name="P3">| EMPNO <text:s/>| int <text:s text:c="8"/>| YES <text:s/>| <text:s text:c="4"/>| NULL <text:s text:c="3"/>| <text:s text:c="6"/>|</text:p>
      <text:p text:style-name="P3">| ENAME <text:s/>| varchar(20) | NO <text:s text:c="2"/>| <text:s text:c="4"/>| NULL <text:s text:c="3"/>| <text:s text:c="6"/>|</text:p>
      <text:p text:style-name="P3">| JOB <text:s text:c="3"/>| varchar(15) | YES <text:s/>| <text:s text:c="4"/>| NULL <text:s text:c="3"/>| <text:s text:c="6"/>|</text:p>
      <text:p text:style-name="P3">| DEPTNO | int <text:s text:c="8"/>| YES <text:s/>| <text:s text:c="4"/>| NULL <text:s text:c="3"/>| <text:s text:c="6"/>|</text:p>
      <text:p text:style-name="P3">| SAL <text:s text:c="3"/>| int <text:s text:c="8"/>| YES <text:s/>| <text:s text:c="4"/>| NULL <text:s text:c="3"/>| <text:s text:c="6"/>|</text:p>
      <text:p text:style-name="P3">+--------+-------------+------+-----+---------+-------+</text:p>
      <text:p text:style-name="P3"/>
      <text:p text:style-name="P3">iv.)CREATE TABLE dept(DEPTNO INT, DNAME VARCHAR(10), LOC VARCHAR(10));</text:p>
      <text:p text:style-name="P3">DESC dept;</text:p>
      <text:p text:style-name="P3">+--------+-------------+------+-----+---------+-------+</text:p>
      <text:p text:style-name="P3">| Field <text:s/>| Type <text:s text:c="7"/>| Null | Key | Default | Extra |</text:p>
      <text:p text:style-name="P3">+--------+-------------+------+-----+---------+-------+</text:p>
      <text:p text:style-name="P3">| DEPTNO | int <text:s text:c="8"/>| YES <text:s/>| <text:s text:c="4"/>| NULL <text:s text:c="3"/>| <text:s text:c="6"/>|</text:p>
      <text:p text:style-name="P3">| DNAME <text:s/>| varchar(10) | YES <text:s/>| <text:s text:c="4"/>| NULL <text:s text:c="3"/>| <text:s text:c="6"/>|</text:p>
      <text:p text:style-name="P3">| LOC <text:s text:c="3"/>| varchar(10) | YES <text:s/>| <text:s text:c="4"/>| NULL <text:s text:c="3"/>| <text:s text:c="6"/>|</text:p>
      <text:p text:style-name="P3">+--------+-------------+------+-----+---------+-------+</text:p>
      <text:p text:style-name="P3"/>
      <text:p text:style-name="P3">v.)ALTER TABLE EMP DROP COLUMN experience;</text:p>
      <text:p text:style-name="P3">DESC EMP;</text:p>
      <text:p text:style-name="P3">+--------+-------------+------+-----+---------+-------+</text:p>
      <text:p text:style-name="P3">| Field <text:s/>| Type <text:s text:c="7"/>| Null | Key | Default | Extra |</text:p>
      <text:p text:style-name="P3">+--------+-------------+------+-----+---------+-------+</text:p>
      <text:p text:style-name="P3">| EMPNO <text:s/>| int <text:s text:c="8"/>| YES <text:s/>| <text:s text:c="4"/>| NULL <text:s text:c="3"/>| <text:s text:c="6"/>|</text:p>
      <text:p text:style-name="P3">| ENAME <text:s/>| varchar(20) | NO <text:s text:c="2"/>| <text:s text:c="4"/>| NULL <text:s text:c="3"/>| <text:s text:c="6"/>|</text:p>
      <text:p text:style-name="P3">| JOB <text:s text:c="3"/>| varchar(10) | YES <text:s/>| <text:s text:c="4"/>| NULL <text:s text:c="3"/>| <text:s text:c="6"/>|</text:p>
      <text:p text:style-name="P3">| DEPTNO | int <text:s text:c="8"/>| YES <text:s/>| <text:s text:c="4"/>| NULL <text:s text:c="3"/>| <text:s text:c="6"/>|</text:p>
      <text:p text:style-name="P3">| SAL <text:s text:c="3"/>| int <text:s text:c="8"/>| YES <text:s/>| <text:s text:c="4"/>| NULL <text:s text:c="3"/>| <text:s text:c="6"/>|</text:p>
      <text:p text:style-name="P3">+--------+-------------+------+-----+---------+-------+</text:p>
      <text:p text:style-name="P3"><text:soft-page-break/>3.)</text:p>
      <text:p text:style-name="P3">i.)INSERT INTO dept (DEPTNO,DNAME,LOC) VALUES (1,'soma','ZIRCON');</text:p>
      <text:p text:style-name="P3">SELECT * FROM dept;</text:p>
      <text:p text:style-name="P3">+--------+-------+--------+</text:p>
      <text:p text:style-name="P3">| DEPTNO | DNAME | LOC <text:s text:c="3"/>|</text:p>
      <text:p text:style-name="P3">+--------+-------+--------+</text:p>
      <text:p text:style-name="P3">| <text:s text:c="5"/>1 | soma <text:s/>| ZIRCON |</text:p>
      <text:p text:style-name="P3">+--------+-------+--------+</text:p>
      <text:p text:style-name="P3"/>
      <text:p text:style-name="P3">ii.)INSERT INTO EMP <text:s/>VALUES(1,'soma','j1',1,2),(2,'jaman','j2',2,3) ;</text:p>
      <text:p text:style-name="P3">SELECT * FROM EMP;</text:p>
      <text:p text:style-name="P3">+-------+-------+------+--------+------+</text:p>
      <text:p text:style-name="P3">| EMPNO | ENAME | JOB <text:s/>| DEPTNO | SAL <text:s/>|</text:p>
      <text:p text:style-name="P3">+-------+-------+------+--------+------+</text:p>
      <text:p text:style-name="P3">| <text:s text:c="4"/>1 | soma <text:s/>| j1 <text:s text:c="2"/>| <text:s text:c="5"/>1 | <text:s text:c="3"/>2 |</text:p>
      <text:p text:style-name="P3">| <text:s text:c="4"/>2 | jaman | j2 <text:s text:c="2"/>| <text:s text:c="5"/>2 | <text:s text:c="3"/>3 |</text:p>
      <text:p text:style-name="P3">+-------+-------+------+--------+------+</text:p>
      <text:p text:style-name="P3"/>
      <text:p text:style-name="P3">iii.)SELECT ENAME,JOB FROM EMP;</text:p>
      <text:p text:style-name="P3">+-------+------+</text:p>
      <text:p text:style-name="P3">| ENAME | JOB <text:s/>|</text:p>
      <text:p text:style-name="P3">+-------+------+</text:p>
      <text:p text:style-name="P3">| soma <text:s/>| j1 <text:s text:c="2"/>|</text:p>
      <text:p text:style-name="P3">| jaman | j2 <text:s text:c="2"/>|</text:p>
      <text:p text:style-name="P3">+-------+------+</text:p>
      <text:p text:style-name="P3"/>
      <text:p text:style-name="P3">4.)TRUNCATE EMP;</text:p>
      <text:p text:style-name="P3">DROP TABLE dept;</text:p>
      <text:p text:style-name="P3"/>
      <text:p text:style-name="P3">5.)</text:p>
      <text:p text:style-name="P3">i.)create user dbuser identified by "ABcd@123";</text:p>
      <text:p text:style-name="P3">ii.)create database mysampledb;</text:p>
      <text:p text:style-name="P3">use mysampledb;</text:p>
      <text:p text:style-name="P3">iii.)GRANT ALL ON mysampledb TO dbuser;</text:p>
      <text:p text:style-name="P3"><text:soft-page-break/></text:p>
      <text:p text:style-name="P3">6.)</text:p>
      <text:p text:style-name="P3">REVOKE ALL ON mysampledb FROM dbuser;</text:p>
      <text:p text:style-name="P3">i.)create user dbuser1 identified by "Soma@21";</text:p>
      <text:p text:style-name="P3">ii.)GRANT SELECT ON EMP TO dbuser1;</text:p>
      <text:p text:style-name="P3">iii.)REVOKE SELECT ON EMP FROM dbuser1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8e44a" officeooo:paragraph-rsid="0008e44a"/>
    </style:style>
    <style:style style:name="MP2" style:family="paragraph" style:parent-style-name="Footer">
      <style:paragraph-properties fo:text-align="end" style:justify-single-word="false"/>
      <style:text-properties officeooo:rsid="0008e44a" officeooo:paragraph-rsid="0008e4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Sanjiv Kannaa J</text:p>
        <text:p text:style-name="MP1">106121116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1:32:46.118171649</meta:creation-date>
    <dc:date>2023-10-23T21:38:02.958986416</dc:date>
    <meta:editing-duration>PT5M14S</meta:editing-duration>
    <meta:editing-cycles>8</meta:editing-cycles>
    <meta:generator>LibreOffice/7.5.6.2$Linux_X86_64 LibreOffice_project/50$Build-2</meta:generator>
    <meta:document-statistic meta:table-count="0" meta:image-count="0" meta:object-count="0" meta:page-count="4" meta:paragraph-count="97" meta:word-count="676" meta:character-count="3892" meta:non-whitespace-character-count="2832"/>
  </office:meta>
</office:document-meta>
</file>